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PC_A_STAR_results_11-01-26_09-34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sim_time_s</text:p>
          </table:table-cell>
          <table:table-cell office:value-type="string" calcext:value-type="string">
            <text:p>wall_time_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final_dist</text:p>
          </table:table-cell>
          <table:table-cell office:value-type="string" calcext:value-type="string">
            <text:p>goal_x</text:p>
          </table:table-cell>
          <table:table-cell office:value-type="string" calcext:value-type="string">
            <text:p>goal_y</text:p>
          </table:table-cell>
          <table:table-cell office:value-type="string" calcext:value-type="string">
            <text:p>collision_type</text:p>
          </table:table-cell>
          <table:table-cell office:value-type="string" calcext:value-type="string">
            <text:p>collision_id</text:p>
          </table:table-cell>
          <table:table-cell table:number-columns-repeated="2"/>
          <table:table-cell office:value-type="string" calcext:value-type="string">
            <text:p>ru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sim_time_s</text:p>
          </table:table-cell>
          <table:table-cell office:value-type="string" calcext:value-type="string">
            <text:p>wall_time_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final_dist_m</text:p>
          </table:table-cell>
          <table:table-cell office:value-type="string" calcext:value-type="string">
            <text:p>goal_x_m</text:p>
          </table:table-cell>
          <table:table-cell office:value-type="string" calcext:value-type="string">
            <text:p>goal_y_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3.5143604010001" calcext:value-type="float">
            <text:p>33.5143604010001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%</text:p>
          </table:table-cell>
          <table:table-cell office:value-type="float" office:value="20.88" calcext:value-type="float">
            <text:p>20.88</text:p>
          </table:table-cell>
          <table:table-cell office:value-type="float" office:value="33.57" calcext:value-type="float">
            <text:p>33.57</text:p>
          </table:table-cell>
          <table:table-cell office:value-type="float" office:value="261" calcext:value-type="float">
            <text:p>261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(-8, -9.5)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4.1541066210001" calcext:value-type="float">
            <text:p>34.1541066210001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0%</text:p>
          </table:table-cell>
          <table:table-cell office:value-type="float" office:value="14" calcext:value-type="float">
            <text:p>14</text:p>
          </table:table-cell>
          <table:table-cell office:value-type="float" office:value="18.95" calcext:value-type="float">
            <text:p>18.95</text:p>
          </table:table-cell>
          <table:table-cell office:value-type="float" office:value="175" calcext:value-type="float">
            <text:p>175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(-5.5, 8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3.4268238349999" calcext:value-type="float">
            <text:p>33.4268238349999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00%</text:p>
          </table:table-cell>
          <table:table-cell office:value-type="float" office:value="9.36" calcext:value-type="float">
            <text:p>9.36</text:p>
          </table:table-cell>
          <table:table-cell office:value-type="float" office:value="12.25" calcext:value-type="float">
            <text:p>12.25</text:p>
          </table:table-cell>
          <table:table-cell office:value-type="float" office:value="117" calcext:value-type="float">
            <text:p>117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(9.6, 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3.5244" calcext:value-type="float">
            <text:p>33.5244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00%</text:p>
          </table:table-cell>
          <table:table-cell office:value-type="float" office:value="18.56" calcext:value-type="float">
            <text:p>18.56</text:p>
          </table:table-cell>
          <table:table-cell office:value-type="float" office:value="27.51" calcext:value-type="float">
            <text:p>27.51</text:p>
          </table:table-cell>
          <table:table-cell office:value-type="float" office:value="232" calcext:value-type="float">
            <text:p>232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(-6.25, 3)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3.550763212" calcext:value-type="float">
            <text:p>33.550763212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00%</text:p>
          </table:table-cell>
          <table:table-cell office:value-type="float" office:value="15.12" calcext:value-type="float">
            <text:p>15.12</text:p>
          </table:table-cell>
          <table:table-cell office:value-type="float" office:value="19.84" calcext:value-type="float">
            <text:p>19.84</text:p>
          </table:table-cell>
          <table:table-cell office:value-type="float" office:value="189" calcext:value-type="float">
            <text:p>189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(2.5, -8)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3.464071551" calcext:value-type="float">
            <text:p>33.464071551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00%</text:p>
          </table:table-cell>
          <table:table-cell office:value-type="float" office:value="14.56" calcext:value-type="float">
            <text:p>14.56</text:p>
          </table:table-cell>
          <table:table-cell office:value-type="float" office:value="21.03" calcext:value-type="float">
            <text:p>21.03</text:p>
          </table:table-cell>
          <table:table-cell office:value-type="float" office:value="182" calcext:value-type="float">
            <text:p>18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(-4, 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3.545464487" calcext:value-type="float">
            <text:p>33.545464487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00%</text:p>
          </table:table-cell>
          <table:table-cell office:value-type="float" office:value="11.36" calcext:value-type="float">
            <text:p>11.36</text:p>
          </table:table-cell>
          <table:table-cell office:value-type="float" office:value="15.1" calcext:value-type="float">
            <text:p>15.1</text:p>
          </table:table-cell>
          <table:table-cell office:value-type="float" office:value="142" calcext:value-type="float">
            <text:p>14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3.679333091" calcext:value-type="float">
            <text:p>33.679333091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00%</text:p>
          </table:table-cell>
          <table:table-cell office:value-type="float" office:value="18.64" calcext:value-type="float">
            <text:p>18.64</text:p>
          </table:table-cell>
          <table:table-cell office:value-type="float" office:value="26.39" calcext:value-type="float">
            <text:p>26.39</text:p>
          </table:table-cell>
          <table:table-cell office:value-type="float" office:value="233" calcext:value-type="float">
            <text:p>233</text:p>
          </table:table-cell>
          <table:table-cell office:value-type="float" office:value="0.244" calcext:value-type="float">
            <text:p>0.244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3.482630181" calcext:value-type="float">
            <text:p>33.482630181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00%</text:p>
          </table:table-cell>
          <table:table-cell office:value-type="float" office:value="15.6" calcext:value-type="float">
            <text:p>15.6</text:p>
          </table:table-cell>
          <table:table-cell office:value-type="float" office:value="22.57" calcext:value-type="float">
            <text:p>22.57</text:p>
          </table:table-cell>
          <table:table-cell office:value-type="float" office:value="195" calcext:value-type="float">
            <text:p>195</text:p>
          </table:table-cell>
          <table:table-cell office:value-type="float" office:value="0.243" calcext:value-type="float">
            <text:p>0.243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.88" calcext:value-type="float">
            <text:p>20.88</text:p>
          </table:table-cell>
          <table:table-cell office:value-type="float" office:value="33.4075518339999" calcext:value-type="float">
            <text:p>33.4075518339999</text:p>
          </table:table-cell>
          <table:table-cell office:value-type="float" office:value="261" calcext:value-type="float">
            <text:p>261</text:p>
          </table:table-cell>
          <table:table-cell office:value-type="float" office:value="0.245195665640764" calcext:value-type="float">
            <text:p>0.245195665640764</text:p>
          </table:table-cell>
          <table:table-cell office:value-type="float" office:value="-8" calcext:value-type="float">
            <text:p>-8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00%</text:p>
          </table:table-cell>
          <table:table-cell office:value-type="float" office:value="12.32" calcext:value-type="float">
            <text:p>12.32</text:p>
          </table:table-cell>
          <table:table-cell office:value-type="float" office:value="16.38" calcext:value-type="float">
            <text:p>16.38</text:p>
          </table:table-cell>
          <table:table-cell office:value-type="float" office:value="154" calcext:value-type="float">
            <text:p>154</text:p>
          </table:table-cell>
          <table:table-cell office:value-type="float" office:value="0.242" calcext:value-type="float">
            <text:p>0.242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8.8982050950001" calcext:value-type="float">
            <text:p>18.8982050950001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8.936591707" calcext:value-type="float">
            <text:p>18.936591707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8.916729104" calcext:value-type="float">
            <text:p>18.916729104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8.9185831059999" calcext:value-type="float">
            <text:p>18.9185831059999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8.879036477" calcext:value-type="float">
            <text:p>18.879036477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8.8804377929999" calcext:value-type="float">
            <text:p>18.8804377929999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Plann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GRT (s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8.8750555630002" calcext:value-type="float">
            <text:p>18.8750555630002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style-name="ce2" table:formula="of:=COUNTIF([.B2:.B101];&quot;True&quot;)/100" office:value-type="percentage" office:value="1" calcext:value-type="percentage">
            <text:p>100.00%</text:p>
          </table:table-cell>
          <table:table-cell table:formula="of:=AVERAGE([.C2:.C101])" office:value-type="float" office:value="15.04" calcext:value-type="float">
            <text:p>15.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9.024193124" calcext:value-type="float">
            <text:p>19.024193124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9.0524375320001" calcext:value-type="float">
            <text:p>19.0524375320001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9.0897839700001" calcext:value-type="float">
            <text:p>19.0897839700001</text:p>
          </table:table-cell>
          <table:table-cell office:value-type="float" office:value="175" calcext:value-type="float">
            <text:p>175</text:p>
          </table:table-cell>
          <table:table-cell office:value-type="float" office:value="0.230621453550512" calcext:value-type="float">
            <text:p>0.230621453550512</text:p>
          </table:table-cell>
          <table:table-cell office:value-type="float" office:value="-5.5" calcext:value-type="float">
            <text:p>-5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3142174330001" calcext:value-type="float">
            <text:p>12.3142174330001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2276896409999" calcext:value-type="float">
            <text:p>12.2276896409999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218604422" calcext:value-type="float">
            <text:p>12.218604422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2360180969999" calcext:value-type="float">
            <text:p>12.2360180969999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2709687500001" calcext:value-type="float">
            <text:p>12.2709687500001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250053406" calcext:value-type="float">
            <text:p>12.250053406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1981601370001" calcext:value-type="float">
            <text:p>12.1981601370001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241217304" calcext:value-type="float">
            <text:p>12.241217304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1586237429999" calcext:value-type="float">
            <text:p>12.1586237429999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9.36" calcext:value-type="float">
            <text:p>9.36</text:p>
          </table:table-cell>
          <table:table-cell office:value-type="float" office:value="12.3434089960001" calcext:value-type="float">
            <text:p>12.3434089960001</text:p>
          </table:table-cell>
          <table:table-cell office:value-type="float" office:value="117" calcext:value-type="float">
            <text:p>117</text:p>
          </table:table-cell>
          <table:table-cell office:value-type="float" office:value="0.241666727584976" calcext:value-type="float">
            <text:p>0.241666727584976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3333018630001" calcext:value-type="float">
            <text:p>27.3333018630001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5811430440001" calcext:value-type="float">
            <text:p>27.5811430440001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347058733" calcext:value-type="float">
            <text:p>27.347058733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5229384259999" calcext:value-type="float">
            <text:p>27.5229384259999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5771296610001" calcext:value-type="float">
            <text:p>27.5771296610001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482056781" calcext:value-type="float">
            <text:p>27.482056781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522237504" calcext:value-type="float">
            <text:p>27.522237504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4590389109999" calcext:value-type="float">
            <text:p>27.4590389109999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6335738170001" calcext:value-type="float">
            <text:p>27.6335738170001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8.56" calcext:value-type="float">
            <text:p>18.56</text:p>
          </table:table-cell>
          <table:table-cell office:value-type="float" office:value="27.6500278420001" calcext:value-type="float">
            <text:p>27.6500278420001</text:p>
          </table:table-cell>
          <table:table-cell office:value-type="float" office:value="232" calcext:value-type="float">
            <text:p>232</text:p>
          </table:table-cell>
          <table:table-cell office:value-type="float" office:value="0.236205086351755" calcext:value-type="float">
            <text:p>0.236205086351755</text:p>
          </table:table-cell>
          <table:table-cell office:value-type="float" office:value="-6.25" calcext:value-type="float">
            <text:p>-6.2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9755403199999" calcext:value-type="float">
            <text:p>19.9755403199999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87640493" calcext:value-type="float">
            <text:p>19.87640493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7588495749999" calcext:value-type="float">
            <text:p>19.7588495749999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78434419" calcext:value-type="float">
            <text:p>19.78434419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7737110329999" calcext:value-type="float">
            <text:p>19.7737110329999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8475030899999" calcext:value-type="float">
            <text:p>19.8475030899999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8094563900002" calcext:value-type="float">
            <text:p>19.8094563900002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8138417579999" calcext:value-type="float">
            <text:p>19.8138417579999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9376121929999" calcext:value-type="float">
            <text:p>19.9376121929999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12" calcext:value-type="float">
            <text:p>15.12</text:p>
          </table:table-cell>
          <table:table-cell office:value-type="float" office:value="19.827339902" calcext:value-type="float">
            <text:p>19.827339902</text:p>
          </table:table-cell>
          <table:table-cell office:value-type="float" office:value="189" calcext:value-type="float">
            <text:p>189</text:p>
          </table:table-cell>
          <table:table-cell office:value-type="float" office:value="0.219142718616356" calcext:value-type="float">
            <text:p>0.219142718616356</text:p>
          </table:table-cell>
          <table:table-cell office:value-type="float" office:value="2.5" calcext:value-type="float">
            <text:p>2.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1.035812656" calcext:value-type="float">
            <text:p>21.035812656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1.102308708" calcext:value-type="float">
            <text:p>21.102308708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1.4037276930001" calcext:value-type="float">
            <text:p>21.4037276930001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1.0039569830001" calcext:value-type="float">
            <text:p>21.0039569830001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1.0695995580002" calcext:value-type="float">
            <text:p>21.0695995580002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0.926708774" calcext:value-type="float">
            <text:p>20.926708774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0.961521773" calcext:value-type="float">
            <text:p>20.961521773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0.9577023209999" calcext:value-type="float">
            <text:p>20.9577023209999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0.9265714620001" calcext:value-type="float">
            <text:p>20.9265714620001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56" calcext:value-type="float">
            <text:p>14.56</text:p>
          </table:table-cell>
          <table:table-cell office:value-type="float" office:value="20.9457932579999" calcext:value-type="float">
            <text:p>20.9457932579999</text:p>
          </table:table-cell>
          <table:table-cell office:value-type="float" office:value="182" calcext:value-type="float">
            <text:p>182</text:p>
          </table:table-cell>
          <table:table-cell office:value-type="float" office:value="0.209638282532689" calcext:value-type="float">
            <text:p>0.20963828253268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4.9662814259998" calcext:value-type="float">
            <text:p>14.9662814259998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5.127041295" calcext:value-type="float">
            <text:p>15.127041295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5.144406076" calcext:value-type="float">
            <text:p>15.144406076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5.1427842149999" calcext:value-type="float">
            <text:p>15.1427842149999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5.030482849" calcext:value-type="float">
            <text:p>15.030482849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5.0819366599999" calcext:value-type="float">
            <text:p>15.0819366599999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5.174040915" calcext:value-type="float">
            <text:p>15.174040915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5.1835978329996" calcext:value-type="float">
            <text:p>15.1835978329996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5.057878008" calcext:value-type="float">
            <text:p>15.057878008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36" calcext:value-type="float">
            <text:p>11.36</text:p>
          </table:table-cell>
          <table:table-cell office:value-type="float" office:value="15.0620636060003" calcext:value-type="float">
            <text:p>15.0620636060003</text:p>
          </table:table-cell>
          <table:table-cell office:value-type="float" office:value="142" calcext:value-type="float">
            <text:p>142</text:p>
          </table:table-cell>
          <table:table-cell office:value-type="float" office:value="0.23987043905584" calcext:value-type="float">
            <text:p>0.23987043905584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6.1652447320002" calcext:value-type="float">
            <text:p>26.1652447320002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6.2403212579998" calcext:value-type="float">
            <text:p>26.2403212579998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6.105194534" calcext:value-type="float">
            <text:p>26.105194534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6.0655218459997" calcext:value-type="float">
            <text:p>26.0655218459997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6.0979271810002" calcext:value-type="float">
            <text:p>26.0979271810002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6.2340355459996" calcext:value-type="float">
            <text:p>26.2340355459996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6.0108709750002" calcext:value-type="float">
            <text:p>26.0108709750002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7.9664981219998" calcext:value-type="float">
            <text:p>27.9664981219998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6.9037030520003" calcext:value-type="float">
            <text:p>26.9037030520003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8.64" calcext:value-type="float">
            <text:p>18.64</text:p>
          </table:table-cell>
          <table:table-cell office:value-type="float" office:value="26.0782408710002" calcext:value-type="float">
            <text:p>26.0782408710002</text:p>
          </table:table-cell>
          <table:table-cell office:value-type="float" office:value="233" calcext:value-type="float">
            <text:p>233</text:p>
          </table:table-cell>
          <table:table-cell office:value-type="float" office:value="0.243977351733947" calcext:value-type="float">
            <text:p>0.243977351733947</text:p>
          </table:table-cell>
          <table:table-cell office:value-type="float" office:value="4" calcext:value-type="float">
            <text:p>4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3.0476255170001" calcext:value-type="float">
            <text:p>23.0476255170001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2.46583947" calcext:value-type="float">
            <text:p>22.46583947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2.2227242150002" calcext:value-type="float">
            <text:p>22.2227242150002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2.1675481420002" calcext:value-type="float">
            <text:p>22.1675481420002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2.1746537580002" calcext:value-type="float">
            <text:p>22.1746537580002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2.1846484929997" calcext:value-type="float">
            <text:p>22.1846484929997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2.2089980619999" calcext:value-type="float">
            <text:p>22.2089980619999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2.817517255" calcext:value-type="float">
            <text:p>22.817517255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2.8332177039997" calcext:value-type="float">
            <text:p>22.8332177039997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3.5339614730001" calcext:value-type="float">
            <text:p>23.5339614730001</text:p>
          </table:table-cell>
          <table:table-cell office:value-type="float" office:value="195" calcext:value-type="float">
            <text:p>195</text:p>
          </table:table-cell>
          <table:table-cell office:value-type="float" office:value="0.24345254771488" calcext:value-type="float">
            <text:p>0.24345254771488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3411688679998" calcext:value-type="float">
            <text:p>16.3411688679998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362120319" calcext:value-type="float">
            <text:p>16.362120319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3665324669996" calcext:value-type="float">
            <text:p>16.3665324669996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4575578700001" calcext:value-type="float">
            <text:p>16.4575578700001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472234245" calcext:value-type="float">
            <text:p>16.472234245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3316380789997" calcext:value-type="float">
            <text:p>16.3316380789997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3680129260001" calcext:value-type="float">
            <text:p>16.3680129260001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4062384589997" calcext:value-type="float">
            <text:p>16.4062384589997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3643772569999" calcext:value-type="float">
            <text:p>16.3643772569999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2" calcext:value-type="float">
            <text:p>12.32</text:p>
          </table:table-cell>
          <table:table-cell office:value-type="float" office:value="16.3633823160003" calcext:value-type="float">
            <text:p>16.3633823160003</text:p>
          </table:table-cell>
          <table:table-cell office:value-type="float" office:value="154" calcext:value-type="float">
            <text:p>154</text:p>
          </table:table-cell>
          <table:table-cell office:value-type="float" office:value="0.241638430705236" calcext:value-type="float">
            <text:p>0.241638430705236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00.00%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2T10:31:38.374808464</dc:date>
    <meta:editing-duration>PT11M16S</meta:editing-duration>
    <meta:editing-cycles>1</meta:editing-cycles>
    <meta:document-statistic meta:table-count="1" meta:cell-count="1005" meta:object-count="0"/>
    <meta:generator>LibreOffice/7.3.7.2$Linux_X86_64 LibreOffice_project/30$Build-2</meta:generator>
  </office:meta>
</office:document-meta>
</file>